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75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0.494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70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none" fo:border-top="0.088cm solid #000000"/>
    </style:style>
    <style:style style:name="ce13" style:family="table-cell" style:parent-style-name="Excel_20_Built-in_20_Normal">
      <style:table-cell-properties fo:border-bottom="none" style:diagonal-bl-tr="none" style:diagonal-tl-br="none" fo:border-left="0.088cm solid #000000" fo:border-right="none" fo:border-top="none"/>
    </style:style>
    <style:style style:name="ce14" style:family="table-cell" style:parent-style-name="Excel_20_Built-in_20_Normal">
      <style:table-cell-properties style:diagonal-bl-tr="none" style:diagonal-tl-br="none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0.088cm solid #000000" fo:border-right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ffff00" style:diagonal-bl-tr="none" style:diagonal-tl-br="none" fo:border-left="none" fo:border-right="none" fo:border-top="0.088cm solid #000000"/>
    </style:style>
    <style:style style:name="ce19" style:family="table-cell" style:parent-style-name="Excel_20_Built-in_20_Normal">
      <style:table-cell-properties fo:border-bottom="0.088cm solid #000000" style:diagonal-bl-tr="none" style:diagonal-tl-br="none" fo:border-left="none" fo:border-right="none" fo:border-top="none"/>
    </style:style>
    <style:style style:name="ce20" style:family="table-cell" style:parent-style-name="Default">
      <style:table-cell-properties style:diagonal-bl-tr="none" style:diagonal-tl-br="none"/>
    </style:style>
    <style:style style:name="ce2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00" style:diagonal-bl-tr="none" style:diagonal-tl-br="none" fo:border-left="none" fo:border-right="0.088cm solid #000000" fo:border-top="0.088cm solid #000000"/>
    </style:style>
    <style:style style:name="ce25" style:family="table-cell" style:parent-style-name="Excel_20_Built-in_20_Normal">
      <style:table-cell-properties fo:border-bottom="none" style:diagonal-bl-tr="none" style:diagonal-tl-br="none" fo:border-left="none" fo:border-right="0.088cm solid #000000" fo:border-top="none"/>
    </style:style>
    <style:style style:name="ce26" style:family="table-cell" style:parent-style-name="Excel_20_Built-in_20_Normal">
      <style:table-cell-properties fo:border-bottom="0.088cm solid #000000" style:diagonal-bl-tr="none" style:diagonal-tl-br="none" fo:border-left="none" fo:border-right="0.088cm solid #000000" fo:border-top="none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99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none" fo:border-top="0.088cm solid #000000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88cm solid #000000" fo:border-top="0.088cm solid #000000"/>
    </style:style>
    <style:style style:name="ce34" style:family="table-cell" style:parent-style-name="Excel_20_Built-in_20_Normal">
      <style:table-cell-properties fo:border-bottom="none" style:diagonal-bl-tr="none" style:diagonal-tl-br="none" fo:border-left="0.088cm solid #000000" fo:border-right="none" fo:border-top="0.088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7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5" table:default-cell-style-name="Excel_20_Built-in_20_Normal"/>
        <table:table-column table:style-name="co3" table:default-cell-style-name="Excel_20_Built-in_20_Normal"/>
        <table:table-column table:style-name="co10" table:default-cell-style-name="Excel_20_Built-in_20_Normal"/>
        <table:table-column table:style-name="co9" table:number-columns-repeated="2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9" table:number-columns-repeated="8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12" table:number-columns-repeated="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3" table:number-columns-repeated="8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7" table:number-columns-repeated="30" table:default-cell-style-name="Excel_20_Built-in_20_Normal"/>
        <table:table-column table:style-name="co9" table:number-columns-repeated="10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7" table:number-columns-repeated="919" table:default-cell-style-name="Excel_20_Built-in_20_Normal"/>
        <table:table-row table:style-name="ro1">
          <table:table-cell/>
          <table:table-cell table:style-name="ce1" office:value-type="string">
            <text:p>criterio de paro</text:p>
          </table:table-cell>
          <table:table-cell office:value-type="float" office:value="6">
            <text:p>6</text:p>
          </table:table-cell>
          <table:table-cell office:value-type="string">
            <text:p>iteraciones</text:p>
          </table:table-cell>
          <table:table-cell table:number-columns-repeated="89"/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94">
            <text:p>94</text:p>
          </table:table-cell>
          <table:table-cell table:number-columns-repeated="919"/>
        </table:table-row>
        <table:table-row table:style-name="ro1">
          <table:table-cell/>
          <table:table-cell table:style-name="ce1" office:value-type="string">
            <text:p>criterio de diversificasion</text:p>
          </table:table-cell>
          <table:table-cell office:value-type="float" office:value="2">
            <text:p>2</text:p>
          </table:table-cell>
          <table:table-cell office:value-type="string">
            <text:p><text:s/>iteraciones sin mejora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ista Tabú (Diversificacion)</text:p>
          </table:table-cell>
          <table:table-cell office:value-type="string">
            <text:p>La historica</text:p>
          </table:table-cell>
          <table:table-cell table:number-columns-repeated="90"/>
          <table:table-cell table:style-name="ce34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85">
            <text:p>185</text:p>
          </table:table-cell>
          <table:table-cell table:style-name="ce33" office:value-type="float" office:value="92">
            <text:p>92</text:p>
          </table:table-cell>
          <table:table-cell table:number-columns-repeated="919"/>
        </table:table-row>
        <table:table-row table:style-name="ro1">
          <table:table-cell/>
          <table:table-cell table:style-name="ce2" office:value-type="string">
            <text:p>Lista Tabú (intensificacion)</text:p>
          </table:table-cell>
          <table:table-cell office:value-type="float" office:value="2">
            <text:p>2</text:p>
          </table:table-cell>
          <table:table-cell table:number-columns-repeated="90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P4:.CY4];[.$C$7:.$L$7])" office:value-type="float" office:value="161">
            <text:p>161</text:p>
          </table:table-cell>
          <table:table-cell table:style-name="ce25" table:formula="of:=SUMPRODUCT([.CP4:.CY4];[.$C$8:.$L$8])" office:value-type="float" office:value="83">
            <text:p>83</text:p>
          </table:table-cell>
          <table:table-cell table:number-columns-repeated="919"/>
        </table:table-row>
        <table:table-row table:style-name="ro1">
          <table:table-cell/>
          <table:table-cell table:style-name="ce1" office:value-type="string">
            <text:p>Nota guardad la tabu list completa</text:p>
          </table:table-cell>
          <table:table-cell table:number-columns-repeated="91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P5:.CY5];[.$C$7:.$L$7])" office:value-type="float" office:value="198">
            <text:p>198</text:p>
          </table:table-cell>
          <table:table-cell table:style-name="ce25" table:formula="of:=SUMPRODUCT([.CP5:.CY5];[.$C$8:.$L$8])" office:value-type="float" office:value="95">
            <text:p>95</text:p>
          </table:table-cell>
          <table:table-cell table:number-columns-repeated="919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/>
          <table:table-cell office:value-type="string">
            <text:p>peso maximo</text:p>
          </table:table-cell>
          <table:table-cell table:style-name="ce28" office:value-type="float" office:value="200">
            <text:p>200</text:p>
          </table:table-cell>
          <table:table-cell table:number-columns-repeated="78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P6:.CY6];[.$C$7:.$L$7])" office:value-type="float" office:value="165">
            <text:p>165</text:p>
          </table:table-cell>
          <table:table-cell table:style-name="ce25" table:formula="of:=SUMPRODUCT([.CP6:.CY6];[.$C$8:.$L$8])" office:value-type="float" office:value="86">
            <text:p>86</text:p>
          </table:table-cell>
          <table:table-cell table:number-columns-repeated="919"/>
        </table:table-row>
        <table:table-row table:style-name="ro2">
          <table:table-cell/>
          <table:table-cell table:style-name="ce4" office:value-type="string">
            <text:p>Peso</text:p>
          </table:table-cell>
          <table:table-cell table:style-name="ce9" office:value-type="float" office:value="22">
            <text:p>22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39">
            <text:p>39</text:p>
          </table:table-cell>
          <table:table-cell table:style-name="ce16" office:value-type="float" office:value="30">
            <text:p>30</text:p>
          </table:table-cell>
          <table:table-cell table:style-name="ce22" office:value-type="float" office:value="27">
            <text:p>27</text:p>
          </table:table-cell>
          <table:table-cell table:number-columns-repeated="5"/>
          <table:table-cell table:style-name="ce3" office:value-type="string">
            <text:p>i</text:p>
          </table:table-cell>
          <table:table-cell table:style-name="ce31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number-columns-repeated="65"/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table:formula="of:=SUMPRODUCT([.CP7:.CY7];[.$C$7:.$L$7])" office:value-type="float" office:value="189">
            <text:p>189</text:p>
          </table:table-cell>
          <table:table-cell table:style-name="ce26" table:formula="of:=SUMPRODUCT([.CP7:.CY7];[.$C$8:.$L$8])" office:value-type="float" office:value="95">
            <text:p>95</text:p>
          </table:table-cell>
          <table:table-cell table:number-columns-repeated="919"/>
        </table:table-row>
        <table:table-row table:style-name="ro2">
          <table:table-cell/>
          <table:table-cell table:style-name="ce5" office:value-type="string">
            <text:p>Utilidad</text:p>
          </table:table-cell>
          <table:table-cell table:style-name="ce10" office:value-type="float" office:value="7">
            <text:p>7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24">
            <text:p>24</text:p>
          </table:table-cell>
          <table:table-cell table:style-name="ce23" office:value-type="float" office:value="17">
            <text:p>17</text:p>
          </table:table-cell>
          <table:table-cell table:number-columns-repeated="5"/>
          <table:table-cell table:style-name="ce30" office:value-type="string">
            <text:p>LT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32"/>
          <table:table-cell table:style-name="ce33"/>
          <table:table-cell table:number-columns-repeated="994"/>
        </table:table-row>
        <table:table-row table:style-name="ro2" table:number-rows-repeated="2">
          <table:table-cell/>
          <table:table-cell table:style-name="ce6"/>
          <table:table-cell table:style-name="ce11" table:number-columns-repeated="10"/>
          <table:table-cell table:number-columns-repeated="6"/>
          <table:table-cell table:style-name="ce13"/>
          <table:table-cell table:style-name="ce14" table:number-columns-repeated="10"/>
          <table:table-cell table:style-name="ce25"/>
          <table:table-cell table:style-name="ce14"/>
          <table:table-cell table:number-columns-repeated="993"/>
        </table:table-row>
        <table:table-row table:style-name="ro1">
          <table:table-cell table:number-columns-repeated="18"/>
          <table:table-cell table:style-name="ce13"/>
          <table:table-cell table:style-name="ce14" table:number-columns-repeated="10"/>
          <table:table-cell table:style-name="ce25"/>
          <table:table-cell table:style-name="ce14"/>
          <table:table-cell table:number-columns-repeated="993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office:value-type="string">
            <text:p>peso</text:p>
          </table:table-cell>
          <table:table-cell office:value-type="string">
            <text:p>utilidad</text:p>
          </table:table-cell>
          <table:table-cell table:number-columns-repeated="4"/>
          <table:table-cell table:style-name="ce13"/>
          <table:table-cell table:style-name="ce14" table:number-columns-repeated="10"/>
          <table:table-cell table:style-name="ce25"/>
          <table:table-cell table:style-name="ce14"/>
          <table:table-cell table:number-columns-repeated="993"/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string">
            <text:p>Solucion O.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formula="of:=SUMPRODUCT([.C13:.L13];[.$C$7:.$L$7])" office:value-type="float" office:value="185">
            <text:p>185</text:p>
          </table:table-cell>
          <table:table-cell table:style-name="ce24" table:formula="of:=SUMPRODUCT([.C13:.L13];[.$C$8:.$L$8])" office:value-type="float" office:value="92">
            <text:p>92</text:p>
          </table:table-cell>
          <table:table-cell table:number-columns-repeated="4"/>
          <table:table-cell table:style-name="ce15"/>
          <table:table-cell table:style-name="ce19" table:number-columns-repeated="10"/>
          <table:table-cell table:style-name="ce26"/>
          <table:table-cell table:number-columns-repeated="994"/>
        </table:table-row>
        <table:table-row table:style-name="ro1">
          <table:table-cell table:number-columns-repeated="2"/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14:.L14];[.$C$7:.$L$7])" office:value-type="float" office:value="207">
            <text:p>207</text:p>
          </table:table-cell>
          <table:table-cell table:style-name="ce25" table:formula="of:=SUMPRODUCT([.C14:.L14];[.$C$8:.$L$8])" office:value-type="float" office:value="99">
            <text:p>99</text:p>
          </table:table-cell>
          <table:table-cell table:formula="of:=IF(IF([.M14]&gt;200;FALSE();TRUE());[.N14];0)" office:value-type="float" office:value="0">
            <text:p>0</text:p>
          </table:table-cell>
          <table:table-cell table:number-columns-repeated="2"/>
          <table:table-cell table:style-name="ce2" office:value-type="string">
            <text:p>penalidades</text:p>
          </table:table-cell>
          <table:table-cell table:number-columns-repeated="9"/>
          <table:table-cell table:style-name="ce14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15:.L15];[.$C$7:.$L$7])" office:value-type="float" office:value="156">
            <text:p>156</text:p>
          </table:table-cell>
          <table:table-cell table:style-name="ce25" table:formula="of:=SUMPRODUCT([.C15:.L15];[.$C$8:.$L$8])" office:value-type="float" office:value="80">
            <text:p>80</text:p>
          </table:table-cell>
          <table:table-cell table:formula="of:=IF(IF([.M15]&gt;200;FALSE();TRUE());[.N15];0)" office:value-type="float" office:value="80">
            <text:p>8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16:.L16];[.$C$7:.$L$7])" office:value-type="float" office:value="231">
            <text:p>231</text:p>
          </table:table-cell>
          <table:table-cell table:style-name="ce25" table:formula="of:=SUMPRODUCT([.C16:.L16];[.$C$8:.$L$8])" office:value-type="float" office:value="102">
            <text:p>102</text:p>
          </table:table-cell>
          <table:table-cell table:formula="of:=IF(IF([.M16]&gt;200;FALSE();TRUE());[.N16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17:.L17];[.$C$7:.$L$7])" office:value-type="float" office:value="152">
            <text:p>152</text:p>
          </table:table-cell>
          <table:table-cell table:style-name="ce25" table:formula="of:=SUMPRODUCT([.C17:.L17];[.$C$8:.$L$8])" office:value-type="float" office:value="83">
            <text:p>83</text:p>
          </table:table-cell>
          <table:table-cell table:formula="of:=IF(IF([.M17]&gt;200;FALSE();TRUE());[.N17];0)" office:value-type="float" office:value="83">
            <text:p>8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18:.L18];[.$C$7:.$L$7])" office:value-type="float" office:value="143">
            <text:p>143</text:p>
          </table:table-cell>
          <table:table-cell table:style-name="ce25" table:formula="of:=SUMPRODUCT([.C18:.L18];[.$C$8:.$L$8])" office:value-type="float" office:value="71">
            <text:p>71</text:p>
          </table:table-cell>
          <table:table-cell table:formula="of:=IF(IF([.M18]&gt;200;FALSE();TRUE());[.N18];0)" office:value-type="float" office:value="71">
            <text:p>7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19:.L19];[.$C$7:.$L$7])" office:value-type="float" office:value="222">
            <text:p>222</text:p>
          </table:table-cell>
          <table:table-cell table:style-name="ce25" table:formula="of:=SUMPRODUCT([.C19:.L19];[.$C$8:.$L$8])" office:value-type="float" office:value="104">
            <text:p>104</text:p>
          </table:table-cell>
          <table:table-cell table:formula="of:=IF(IF([.M19]&gt;200;FALSE();TRUE());[.N19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20:.L20];[.$C$7:.$L$7])" office:value-type="float" office:value="161">
            <text:p>161</text:p>
          </table:table-cell>
          <table:table-cell table:style-name="ce25" table:formula="of:=SUMPRODUCT([.C20:.L20];[.$C$8:.$L$8])" office:value-type="float" office:value="83">
            <text:p>83</text:p>
          </table:table-cell>
          <table:table-cell table:formula="of:=IF(IF([.M20]&gt;200;FALSE();TRUE());[.N20];0)" office:value-type="float" office:value="83">
            <text:p>8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21:.L21];[.$C$7:.$L$7])" office:value-type="float" office:value="224">
            <text:p>224</text:p>
          </table:table-cell>
          <table:table-cell table:style-name="ce25" table:formula="of:=SUMPRODUCT([.C21:.L21];[.$C$8:.$L$8])" office:value-type="float" office:value="103">
            <text:p>103</text:p>
          </table:table-cell>
          <table:table-cell table:formula="of:=IF(IF([.M21]&gt;200;FALSE();TRUE());[.N21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4" table:formula="of:=SUMPRODUCT([.C22:.L22];[.$C$7:.$L$7])" office:value-type="float" office:value="155">
            <text:p>155</text:p>
          </table:table-cell>
          <table:table-cell table:style-name="ce25" table:formula="of:=SUMPRODUCT([.C22:.L22];[.$C$8:.$L$8])" office:value-type="float" office:value="68">
            <text:p>68</text:p>
          </table:table-cell>
          <table:table-cell table:formula="of:=IF(IF([.M22]&gt;200;FALSE();TRUE());[.N22];0)" office:value-type="float" office:value="68">
            <text:p>68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9" table:formula="of:=SUMPRODUCT([.C23:.L23];[.$C$7:.$L$7])" office:value-type="float" office:value="158">
            <text:p>158</text:p>
          </table:table-cell>
          <table:table-cell table:style-name="ce26" table:formula="of:=SUMPRODUCT([.C23:.L23];[.$C$8:.$L$8])" office:value-type="float" office:value="75">
            <text:p>75</text:p>
          </table:table-cell>
          <table:table-cell table:formula="of:=IF(IF([.M23]&gt;200;FALSE();TRUE());[.N23];0)" office:value-type="float" office:value="75">
            <text:p>75</text:p>
          </table:table-cell>
          <table:table-cell table:style-name="ce27" table:formula="of:=MAX([.O14:.O23])" office:value-type="float" office:value="83">
            <text:p>8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25:.L25];[.$C$7:.$L$7])" office:value-type="float" office:value="152">
            <text:p>152</text:p>
          </table:table-cell>
          <table:table-cell table:formula="of:=SUMPRODUCT([.C25:.L25];[.$C$8:.$L$8])" office:value-type="float" office:value="83">
            <text:p>8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27:.L27];[.$C$7:.$L$7])" office:value-type="float" office:value="185">
            <text:p>185</text:p>
          </table:table-cell>
          <table:table-cell table:formula="of:=SUMPRODUCT([.C27:.L27];[.$C$8:.$L$8])" office:value-type="float" office:value="92">
            <text:p>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formula="of:=SUMPRODUCT([.C29:.L29];[.$C$7:.$L$7])" office:value-type="float" office:value="152">
            <text:p>152</text:p>
          </table:table-cell>
          <table:table-cell table:style-name="ce24" table:formula="of:=SUMPRODUCT([.C29:.L29];[.$C$8:.$L$8])" office:value-type="float" office:value="83">
            <text:p>8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table:formula="of:=IF([.C$29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0:.L30];[.$C$7:.$L$7])" office:value-type="float" office:value="174">
            <text:p>174</text:p>
          </table:table-cell>
          <table:table-cell table:style-name="ce25" table:formula="of:=SUMPRODUCT([.C30:.L30];[.$C$8:.$L$8])" office:value-type="float" office:value="90">
            <text:p>90</text:p>
          </table:table-cell>
          <table:table-cell table:formula="of:=IF(IF([.M30]&gt;200;FALSE();TRUE());[.N30];0)" office:value-type="float" office:value="90">
            <text:p>9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3" table:formula="of:=IF([.D$29]=0;1;0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1:.L31];[.$C$7:.$L$7])" office:value-type="float" office:value="123">
            <text:p>123</text:p>
          </table:table-cell>
          <table:table-cell table:style-name="ce25" table:formula="of:=SUMPRODUCT([.C31:.L31];[.$C$8:.$L$8])" office:value-type="float" office:value="71">
            <text:p>71</text:p>
          </table:table-cell>
          <table:table-cell table:formula="of:=IF(IF([.M31]&gt;200;FALSE();TRUE());[.N31];0)" office:value-type="float" office:value="71">
            <text:p>7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E$29]=0;1;0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2:.L32];[.$C$7:.$L$7])" office:value-type="float" office:value="198">
            <text:p>198</text:p>
          </table:table-cell>
          <table:table-cell table:style-name="ce25" table:formula="of:=SUMPRODUCT([.C32:.L32];[.$C$8:.$L$8])" office:value-type="float" office:value="93">
            <text:p>93</text:p>
          </table:table-cell>
          <table:table-cell table:formula="of:=IF(IF([.M32]&gt;200;FALSE();TRUE());[.N32];0)" office:value-type="float" office:value="93">
            <text:p>9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table:formula="of:=IF([.F$29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3:.L33];[.$C$7:.$L$7])" office:value-type="float" office:value="185">
            <text:p>185</text:p>
          </table:table-cell>
          <table:table-cell table:style-name="ce25" table:formula="of:=SUMPRODUCT([.C33:.L33];[.$C$8:.$L$8])" office:value-type="float" office:value="92">
            <text:p>92</text:p>
          </table:table-cell>
          <table:table-cell table:formula="of:=IF(IF([.M33]&gt;200;FALSE();TRUE());[.N33];0)" office:value-type="float" office:value="92">
            <text:p>9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table:formula="of:=IF([.G$29]=0;1;0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4:.L34];[.$C$7:.$L$7])" office:value-type="float" office:value="110">
            <text:p>110</text:p>
          </table:table-cell>
          <table:table-cell table:style-name="ce25" table:formula="of:=SUMPRODUCT([.C34:.L34];[.$C$8:.$L$8])" office:value-type="float" office:value="62">
            <text:p>62</text:p>
          </table:table-cell>
          <table:table-cell table:formula="of:=IF(IF([.M34]&gt;200;FALSE();TRUE());[.N34];0)" office:value-type="float" office:value="62">
            <text:p>6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H$29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5:.L35];[.$C$7:.$L$7])" office:value-type="float" office:value="189">
            <text:p>189</text:p>
          </table:table-cell>
          <table:table-cell table:style-name="ce25" table:formula="of:=SUMPRODUCT([.C35:.L35];[.$C$8:.$L$8])" office:value-type="float" office:value="95">
            <text:p>95</text:p>
          </table:table-cell>
          <table:table-cell table:formula="of:=IF(IF([.M35]&gt;200;FALSE();TRUE());[.N35];0)" office:value-type="float" office:value="95">
            <text:p>9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table:formula="of:=IF([.I$29]=0;1;0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6:.L36];[.$C$7:.$L$7])" office:value-type="float" office:value="128">
            <text:p>128</text:p>
          </table:table-cell>
          <table:table-cell table:style-name="ce25" table:formula="of:=SUMPRODUCT([.C36:.L36];[.$C$8:.$L$8])" office:value-type="float" office:value="74">
            <text:p>74</text:p>
          </table:table-cell>
          <table:table-cell table:formula="of:=IF(IF([.M36]&gt;200;FALSE();TRUE());[.N36];0)" office:value-type="float" office:value="74">
            <text:p>7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J$29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7:.L37];[.$C$7:.$L$7])" office:value-type="float" office:value="191">
            <text:p>191</text:p>
          </table:table-cell>
          <table:table-cell table:style-name="ce25" table:formula="of:=SUMPRODUCT([.C37:.L37];[.$C$8:.$L$8])" office:value-type="float" office:value="94">
            <text:p>94</text:p>
          </table:table-cell>
          <table:table-cell table:formula="of:=IF(IF([.M37]&gt;200;FALSE();TRUE());[.N37];0)" office:value-type="float" office:value="94">
            <text:p>9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table:formula="of:=IF([.K$29]=0;1;0)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38:.L38];[.$C$7:.$L$7])" office:value-type="float" office:value="122">
            <text:p>122</text:p>
          </table:table-cell>
          <table:table-cell table:style-name="ce25" table:formula="of:=SUMPRODUCT([.C38:.L38];[.$C$8:.$L$8])" office:value-type="float" office:value="59">
            <text:p>59</text:p>
          </table:table-cell>
          <table:table-cell table:formula="of:=IF(IF([.M38]&gt;200;FALSE();TRUE());[.N38];0)" office:value-type="float" office:value="59">
            <text:p>5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L$29]=0;1;0)" office:value-type="float" office:value="0">
            <text:p>0</text:p>
          </table:table-cell>
          <table:table-cell table:style-name="ce19" table:formula="of:=SUMPRODUCT([.C39:.L39];[.$C$7:.$L$7])" office:value-type="float" office:value="125">
            <text:p>125</text:p>
          </table:table-cell>
          <table:table-cell table:style-name="ce26" table:formula="of:=SUMPRODUCT([.C39:.L39];[.$C$8:.$L$8])" office:value-type="float" office:value="66">
            <text:p>66</text:p>
          </table:table-cell>
          <table:table-cell table:formula="of:=IF(IF([.M39]&gt;200;FALSE();TRUE());[.N39];0)" office:value-type="float" office:value="66">
            <text:p>66</text:p>
          </table:table-cell>
          <table:table-cell table:style-name="ce27" table:formula="of:=MAX([.O30:.O39])" office:value-type="float" office:value="95">
            <text:p>9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41:.L41];[.$C$7:.$L$7])" office:value-type="float" office:value="189">
            <text:p>189</text:p>
          </table:table-cell>
          <table:table-cell table:formula="of:=SUMPRODUCT([.C41:.L41];[.$C$8:.$L$8])" office:value-type="float" office:value="95">
            <text:p>9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42:.L42];[.$C$7:.$L$7])" office:value-type="float" office:value="152">
            <text:p>152</text:p>
          </table:table-cell>
          <table:table-cell table:formula="of:=SUMPRODUCT([.C42:.L42];[.$C$8:.$L$8])" office:value-type="float" office:value="83">
            <text:p>8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43:.L43];[.$C$7:.$L$7])" office:value-type="float" office:value="189">
            <text:p>189</text:p>
          </table:table-cell>
          <table:table-cell table:formula="of:=SUMPRODUCT([.C43:.L43];[.$C$8:.$L$8])" office:value-type="float" office:value="95">
            <text:p>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formula="of:=SUMPRODUCT([.C45:.L45];[.$C$7:.$L$7])" office:value-type="float" office:value="189">
            <text:p>189</text:p>
          </table:table-cell>
          <table:table-cell table:style-name="ce24" table:formula="of:=SUMPRODUCT([.C45:.L45];[.$C$8:.$L$8])" office:value-type="float" office:value="95">
            <text:p>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table:formula="of:=IF([.C$45]=0;1;0)" office:value-type="float" office:value="1">
            <text:p>1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46:.L46];[.$C$7:.$L$7])" office:value-type="float" office:value="211">
            <text:p>211</text:p>
          </table:table-cell>
          <table:table-cell table:style-name="ce25" table:formula="of:=SUMPRODUCT([.C46:.L46];[.$C$8:.$L$8])" office:value-type="float" office:value="102">
            <text:p>102</text:p>
          </table:table-cell>
          <table:table-cell table:formula="of:=IF(IF([.M46]&gt;200;FALSE();TRUE());[.N46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3" table:formula="of:=IF([.D$45]=0;1;0)" office:value-type="float" office:value="0">
            <text:p>0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47:.L47];[.$C$7:.$L$7])" office:value-type="float" office:value="160">
            <text:p>160</text:p>
          </table:table-cell>
          <table:table-cell table:style-name="ce25" table:formula="of:=SUMPRODUCT([.C47:.L47];[.$C$8:.$L$8])" office:value-type="float" office:value="83">
            <text:p>83</text:p>
          </table:table-cell>
          <table:table-cell table:formula="of:=IF(IF([.M47]&gt;200;FALSE();TRUE());[.N47];0)" office:value-type="float" office:value="83">
            <text:p>8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3" table:formula="of:=IF([.E$45]=0;1;0)" office:value-type="float" office:value="1">
            <text:p>1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48:.L48];[.$C$7:.$L$7])" office:value-type="float" office:value="235">
            <text:p>235</text:p>
          </table:table-cell>
          <table:table-cell table:style-name="ce25" table:formula="of:=SUMPRODUCT([.C48:.L48];[.$C$8:.$L$8])" office:value-type="float" office:value="105">
            <text:p>105</text:p>
          </table:table-cell>
          <table:table-cell table:formula="of:=IF(IF([.M48]&gt;200;FALSE();TRUE());[.N48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13" table:formula="of:=IF([.F$45]=0;1;0)" office:value-type="float" office:value="1">
            <text:p>1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49:.L49];[.$C$7:.$L$7])" office:value-type="float" office:value="222">
            <text:p>222</text:p>
          </table:table-cell>
          <table:table-cell table:style-name="ce25" table:formula="of:=SUMPRODUCT([.C49:.L49];[.$C$8:.$L$8])" office:value-type="float" office:value="104">
            <text:p>104</text:p>
          </table:table-cell>
          <table:table-cell table:formula="of:=IF(IF([.M49]&gt;200;FALSE();TRUE());[.N49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13" table:formula="of:=IF([.G$45]=0;1;0)" office:value-type="float" office:value="0">
            <text:p>0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50:.L50];[.$C$7:.$L$7])" office:value-type="float" office:value="147">
            <text:p>147</text:p>
          </table:table-cell>
          <table:table-cell table:style-name="ce25" table:formula="of:=SUMPRODUCT([.C50:.L50];[.$C$8:.$L$8])" office:value-type="float" office:value="74">
            <text:p>74</text:p>
          </table:table-cell>
          <table:table-cell table:formula="of:=IF(IF([.M50]&gt;200;FALSE();TRUE());[.N50];0)" office:value-type="float" office:value="74">
            <text:p>7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13" table:formula="of:=IF([.H$45]=0;1;0)" office:value-type="float" office:value="0">
            <text:p>0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51:.L51];[.$C$7:.$L$7])" office:value-type="float" office:value="152">
            <text:p>152</text:p>
          </table:table-cell>
          <table:table-cell table:style-name="ce25" table:formula="of:=SUMPRODUCT([.C51:.L51];[.$C$8:.$L$8])" office:value-type="float" office:value="83">
            <text:p>83</text:p>
          </table:table-cell>
          <table:table-cell table:formula="of:=IF(IF([.M51]&gt;200;FALSE();TRUE());[.N51];0)" office:value-type="float" office:value="83">
            <text:p>8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13" table:formula="of:=IF([.I$45]=0;1;0)" office:value-type="float" office:value="0">
            <text:p>0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52:.L52];[.$C$7:.$L$7])" office:value-type="float" office:value="165">
            <text:p>165</text:p>
          </table:table-cell>
          <table:table-cell table:style-name="ce25" table:formula="of:=SUMPRODUCT([.C52:.L52];[.$C$8:.$L$8])" office:value-type="float" office:value="86">
            <text:p>86</text:p>
          </table:table-cell>
          <table:table-cell table:formula="of:=IF(IF([.M52]&gt;200;FALSE();TRUE());[.N52];0)" office:value-type="float" office:value="86">
            <text:p>8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13" table:formula="of:=IF([.J$45]=0;1;0)" office:value-type="float" office:value="1">
            <text:p>1</text:p>
          </table:table-cell>
          <table:table-cell table:style-name="ce20" table:formula="of:=[.K$45]" office:value-type="float" office:value="1">
            <text:p>1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53:.L53];[.$C$7:.$L$7])" office:value-type="float" office:value="228">
            <text:p>228</text:p>
          </table:table-cell>
          <table:table-cell table:style-name="ce25" table:formula="of:=SUMPRODUCT([.C53:.L53];[.$C$8:.$L$8])" office:value-type="float" office:value="106">
            <text:p>106</text:p>
          </table:table-cell>
          <table:table-cell table:formula="of:=IF(IF([.M53]&gt;200;FALSE();TRUE());[.N53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13" table:formula="of:=IF([.K$45]=0;1;0)" office:value-type="float" office:value="0">
            <text:p>0</text:p>
          </table:table-cell>
          <table:table-cell table:style-name="ce20" table:formula="of:=[.L$45]" office:value-type="float" office:value="1">
            <text:p>1</text:p>
          </table:table-cell>
          <table:table-cell table:style-name="ce14" table:formula="of:=SUMPRODUCT([.C54:.L54];[.$C$7:.$L$7])" office:value-type="float" office:value="159">
            <text:p>159</text:p>
          </table:table-cell>
          <table:table-cell table:style-name="ce25" table:formula="of:=SUMPRODUCT([.C54:.L54];[.$C$8:.$L$8])" office:value-type="float" office:value="71">
            <text:p>71</text:p>
          </table:table-cell>
          <table:table-cell table:formula="of:=IF(IF([.M54]&gt;200;FALSE();TRUE());[.N54];0)" office:value-type="float" office:value="71">
            <text:p>7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table:formula="of:=[.C$45]" office:value-type="float" office:value="0">
            <text:p>0</text:p>
          </table:table-cell>
          <table:table-cell table:style-name="ce14" table:formula="of:=[.D$45]" office:value-type="float" office:value="1">
            <text:p>1</text:p>
          </table:table-cell>
          <table:table-cell table:style-name="ce14" table:formula="of:=[.E$45]" office:value-type="float" office:value="0">
            <text:p>0</text:p>
          </table:table-cell>
          <table:table-cell table:style-name="ce20" table:formula="of:=[.F$45]" office:value-type="float" office:value="0">
            <text:p>0</text:p>
          </table:table-cell>
          <table:table-cell table:style-name="ce20" table:formula="of:=[.G$45]" office:value-type="float" office:value="1">
            <text:p>1</text:p>
          </table:table-cell>
          <table:table-cell table:style-name="ce20" table:formula="of:=[.H$45]" office:value-type="float" office:value="1">
            <text:p>1</text:p>
          </table:table-cell>
          <table:table-cell table:style-name="ce20" table:formula="of:=[.I$45]" office:value-type="float" office:value="1">
            <text:p>1</text:p>
          </table:table-cell>
          <table:table-cell table:style-name="ce20" table:formula="of:=[.J$45]" office:value-type="float" office:value="0">
            <text:p>0</text:p>
          </table:table-cell>
          <table:table-cell table:style-name="ce20" table:formula="of:=[.K$45]" office:value-type="float" office:value="1">
            <text:p>1</text:p>
          </table:table-cell>
          <table:table-cell table:style-name="ce13" table:formula="of:=IF([.L$45]=0;1;0)" office:value-type="float" office:value="0">
            <text:p>0</text:p>
          </table:table-cell>
          <table:table-cell table:style-name="ce19" table:formula="of:=SUMPRODUCT([.C55:.L55];[.$C$7:.$L$7])" office:value-type="float" office:value="162">
            <text:p>162</text:p>
          </table:table-cell>
          <table:table-cell table:style-name="ce26" table:formula="of:=SUMPRODUCT([.C55:.L55];[.$C$8:.$L$8])" office:value-type="float" office:value="78">
            <text:p>78</text:p>
          </table:table-cell>
          <table:table-cell table:formula="of:=IF(IF([.M55]&gt;200;FALSE();TRUE());[.N55];0)" office:value-type="float" office:value="78">
            <text:p>78</text:p>
          </table:table-cell>
          <table:table-cell table:style-name="ce27" table:formula="of:=MAX([.O46:.O55])" office:value-type="float" office:value="86">
            <text:p>8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57:.L57];[.$C$7:.$L$7])" office:value-type="float" office:value="165">
            <text:p>165</text:p>
          </table:table-cell>
          <table:table-cell table:formula="of:=SUMPRODUCT([.C57:.L57];[.$C$8:.$L$8])" office:value-type="float" office:value="86">
            <text:p>8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58:.L58];[.$C$7:.$L$7])" office:value-type="float" office:value="189">
            <text:p>189</text:p>
          </table:table-cell>
          <table:table-cell table:formula="of:=SUMPRODUCT([.C58:.L58];[.$C$8:.$L$8])" office:value-type="float" office:value="95">
            <text:p>9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PRODUCT([.C59:.L59];[.$C$7:.$L$7])" office:value-type="float" office:value="189">
            <text:p>189</text:p>
          </table:table-cell>
          <table:table-cell table:formula="of:=SUMPRODUCT([.C59:.L59];[.$C$8:.$L$8])" office:value-type="float" office:value="95">
            <text:p>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9"/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formula="of:=SUMPRODUCT([.C62:.L62];[.$C$7:.$L$7])" office:value-type="float" office:value="165">
            <text:p>165</text:p>
          </table:table-cell>
          <table:table-cell table:style-name="ce24" table:formula="of:=SUMPRODUCT([.C62:.L62];[.$C$8:.$L$8])" office:value-type="float" office:value="86">
            <text:p>86</text:p>
          </table:table-cell>
          <table:table-cell table:style-name="ce29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3" table:formula="of:=IF([.C$62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3:.L63];[.$C$7:.$L$7])" office:value-type="float" office:value="187">
            <text:p>187</text:p>
          </table:table-cell>
          <table:table-cell table:style-name="ce25" table:formula="of:=SUMPRODUCT([.C63:.L63];[.$C$8:.$L$8])" office:value-type="float" office:value="93">
            <text:p>93</text:p>
          </table:table-cell>
          <table:table-cell table:formula="of:=IF(IF([.M63]&gt;200;FALSE();TRUE());[.N63];0)" office:value-type="float" office:value="93">
            <text:p>9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3" table:formula="of:=IF([.D$62]=0;1;0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4:.L64];[.$C$7:.$L$7])" office:value-type="float" office:value="136">
            <text:p>136</text:p>
          </table:table-cell>
          <table:table-cell table:style-name="ce25" table:formula="of:=SUMPRODUCT([.C64:.L64];[.$C$8:.$L$8])" office:value-type="float" office:value="74">
            <text:p>74</text:p>
          </table:table-cell>
          <table:table-cell table:formula="of:=IF(IF([.M64]&gt;200;FALSE();TRUE());[.N64];0)" office:value-type="float" office:value="74">
            <text:p>7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E$62]=0;1;0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5:.L65];[.$C$7:.$L$7])" office:value-type="float" office:value="211">
            <text:p>211</text:p>
          </table:table-cell>
          <table:table-cell table:style-name="ce25" table:formula="of:=SUMPRODUCT([.C65:.L65];[.$C$8:.$L$8])" office:value-type="float" office:value="96">
            <text:p>96</text:p>
          </table:table-cell>
          <table:table-cell table:formula="of:=IF(IF([.M65]&gt;200;FALSE();TRUE());[.N65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table:formula="of:=IF([.F$62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6:.L66];[.$C$7:.$L$7])" office:value-type="float" office:value="198">
            <text:p>198</text:p>
          </table:table-cell>
          <table:table-cell table:style-name="ce25" table:formula="of:=SUMPRODUCT([.C66:.L66];[.$C$8:.$L$8])" office:value-type="float" office:value="95">
            <text:p>95</text:p>
          </table:table-cell>
          <table:table-cell table:formula="of:=IF(IF([.M66]&gt;200;FALSE();TRUE());[.N66];0)" office:value-type="float" office:value="95">
            <text:p>9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table:formula="of:=IF([.G$62]=0;1;0)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7:.L67];[.$C$7:.$L$7])" office:value-type="float" office:value="123">
            <text:p>123</text:p>
          </table:table-cell>
          <table:table-cell table:style-name="ce25" table:formula="of:=SUMPRODUCT([.C67:.L67];[.$C$8:.$L$8])" office:value-type="float" office:value="65">
            <text:p>65</text:p>
          </table:table-cell>
          <table:table-cell table:formula="of:=IF(IF([.M67]&gt;200;FALSE();TRUE());[.N67];0)" office:value-type="float" office:value="65">
            <text:p>6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H$62]=0;1;0)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8:.L68];[.$C$7:.$L$7])" office:value-type="float" office:value="128">
            <text:p>128</text:p>
          </table:table-cell>
          <table:table-cell table:style-name="ce25" table:formula="of:=SUMPRODUCT([.C68:.L68];[.$C$8:.$L$8])" office:value-type="float" office:value="74">
            <text:p>74</text:p>
          </table:table-cell>
          <table:table-cell table:formula="of:=IF(IF([.M68]&gt;200;FALSE();TRUE());[.N68];0)" office:value-type="float" office:value="74">
            <text:p>7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3" table:formula="of:=IF([.I$62]=0;1;0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69:.L69];[.$C$7:.$L$7])" office:value-type="float" office:value="189">
            <text:p>189</text:p>
          </table:table-cell>
          <table:table-cell table:style-name="ce25" table:formula="of:=SUMPRODUCT([.C69:.L69];[.$C$8:.$L$8])" office:value-type="float" office:value="95">
            <text:p>95</text:p>
          </table:table-cell>
          <table:table-cell table:formula="of:=IF(IF([.M69]&gt;200;FALSE();TRUE());[.N69];0)" office:value-type="float" office:value="95">
            <text:p>9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3" table:formula="of:=IF([.J$62]=0;1;0)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70:.L70];[.$C$7:.$L$7])" office:value-type="float" office:value="204">
            <text:p>204</text:p>
          </table:table-cell>
          <table:table-cell table:style-name="ce25" table:formula="of:=SUMPRODUCT([.C70:.L70];[.$C$8:.$L$8])" office:value-type="float" office:value="97">
            <text:p>97</text:p>
          </table:table-cell>
          <table:table-cell table:formula="of:=IF(IF([.M70]&gt;200;FALSE();TRUE());[.N70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table:formula="of:=IF([.K$62]=0;1;0)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formula="of:=SUMPRODUCT([.C71:.L71];[.$C$7:.$L$7])" office:value-type="float" office:value="135">
            <text:p>135</text:p>
          </table:table-cell>
          <table:table-cell table:style-name="ce25" table:formula="of:=SUMPRODUCT([.C71:.L71];[.$C$8:.$L$8])" office:value-type="float" office:value="62">
            <text:p>62</text:p>
          </table:table-cell>
          <table:table-cell table:formula="of:=IF(IF([.M71]&gt;200;FALSE();TRUE());[.N71];0)" office:value-type="float" office:value="62">
            <text:p>6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table:formula="of:=IF([.L$62]=0;1;0)" office:value-type="float" office:value="0">
            <text:p>0</text:p>
          </table:table-cell>
          <table:table-cell table:style-name="ce19" table:formula="of:=SUMPRODUCT([.C72:.L72];[.$C$7:.$L$7])" office:value-type="float" office:value="138">
            <text:p>138</text:p>
          </table:table-cell>
          <table:table-cell table:style-name="ce26" table:formula="of:=SUMPRODUCT([.C72:.L72];[.$C$8:.$L$8])" office:value-type="float" office:value="69">
            <text:p>69</text:p>
          </table:table-cell>
          <table:table-cell table:formula="of:=IF(IF([.M72]&gt;200;FALSE();TRUE());[.N72];0)" office:value-type="float" office:value="69">
            <text:p>69</text:p>
          </table:table-cell>
          <table:table-cell table:style-name="ce27" table:formula="of:=MAX([.O63:.O72])" office:value-type="float" office:value="95">
            <text:p>9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>
            <text:p>MV</text:p>
          </table:table-cell>
          <table:table-cell table:number-columns-repeated="10"/>
          <table:table-cell table:formula="of:=SUMPRODUCT([.C74:.L74];[.$C$7:.$L$7])" office:value-type="float" office:value="0">
            <text:p>0</text:p>
          </table:table-cell>
          <table:table-cell table:formula="of:=SUMPRODUCT([.C74:.L74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A</text:p>
          </table:table-cell>
          <table:table-cell table:number-columns-repeated="10"/>
          <table:table-cell table:formula="of:=SUMPRODUCT([.C75:.L75];[.$C$7:.$L$7])" office:value-type="float" office:value="0">
            <text:p>0</text:p>
          </table:table-cell>
          <table:table-cell table:formula="of:=SUMPRODUCT([.C75:.L75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S</text:p>
          </table:table-cell>
          <table:table-cell table:number-columns-repeated="10"/>
          <table:table-cell table:formula="of:=SUMPRODUCT([.C76:.L76];[.$C$7:.$L$7])" office:value-type="float" office:value="0">
            <text:p>0</text:p>
          </table:table-cell>
          <table:table-cell table:formula="of:=SUMPRODUCT([.C76:.L76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</text:p>
          </table:table-cell>
          <table:table-cell table:style-name="ce12"/>
          <table:table-cell table:style-name="ce18" table:number-columns-repeated="9"/>
          <table:table-cell table:style-name="ce18" table:formula="of:=SUMPRODUCT([.C78:.L78];[.$C$7:.$L$7])" office:value-type="float" office:value="0">
            <text:p>0</text:p>
          </table:table-cell>
          <table:table-cell table:style-name="ce24" table:formula="of:=SUMPRODUCT([.C78:.L78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79:.L79];[.$C$7:.$L$7])" office:value-type="float" office:value="0">
            <text:p>0</text:p>
          </table:table-cell>
          <table:table-cell table:style-name="ce25" table:formula="of:=SUMPRODUCT([.C79:.L79];[.$C$8:.$L$8])" office:value-type="float" office:value="0">
            <text:p>0</text:p>
          </table:table-cell>
          <table:table-cell table:formula="of:=IF(IF([.M79]&gt;200;FALSE();TRUE());[.N79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14" table:number-columns-repeated="8"/>
          <table:table-cell table:style-name="ce14" table:formula="of:=SUMPRODUCT([.C80:.L80];[.$C$7:.$L$7])" office:value-type="float" office:value="0">
            <text:p>0</text:p>
          </table:table-cell>
          <table:table-cell table:style-name="ce25" table:formula="of:=SUMPRODUCT([.C80:.L80];[.$C$8:.$L$8])" office:value-type="float" office:value="0">
            <text:p>0</text:p>
          </table:table-cell>
          <table:table-cell table:formula="of:=IF(IF([.M80]&gt;200;FALSE();TRUE());[.N80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7"/>
          <table:table-cell table:style-name="ce14" table:formula="of:=SUMPRODUCT([.C81:.L81];[.$C$7:.$L$7])" office:value-type="float" office:value="0">
            <text:p>0</text:p>
          </table:table-cell>
          <table:table-cell table:style-name="ce25" table:formula="of:=SUMPRODUCT([.C81:.L81];[.$C$8:.$L$8])" office:value-type="float" office:value="0">
            <text:p>0</text:p>
          </table:table-cell>
          <table:table-cell table:formula="of:=IF(IF([.M81]&gt;200;FALSE();TRUE());[.N81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6"/>
          <table:table-cell table:style-name="ce14" table:formula="of:=SUMPRODUCT([.C82:.L82];[.$C$7:.$L$7])" office:value-type="float" office:value="0">
            <text:p>0</text:p>
          </table:table-cell>
          <table:table-cell table:style-name="ce25" table:formula="of:=SUMPRODUCT([.C82:.L82];[.$C$8:.$L$8])" office:value-type="float" office:value="0">
            <text:p>0</text:p>
          </table:table-cell>
          <table:table-cell table:formula="of:=IF(IF([.M82]&gt;200;FALSE();TRUE());[.N82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5"/>
          <table:table-cell table:style-name="ce14" table:formula="of:=SUMPRODUCT([.C83:.L83];[.$C$7:.$L$7])" office:value-type="float" office:value="0">
            <text:p>0</text:p>
          </table:table-cell>
          <table:table-cell table:style-name="ce25" table:formula="of:=SUMPRODUCT([.C83:.L83];[.$C$8:.$L$8])" office:value-type="float" office:value="0">
            <text:p>0</text:p>
          </table:table-cell>
          <table:table-cell table:formula="of:=IF(IF([.M83]&gt;200;FALSE();TRUE());[.N83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4"/>
          <table:table-cell table:style-name="ce14" table:formula="of:=SUMPRODUCT([.C84:.L84];[.$C$7:.$L$7])" office:value-type="float" office:value="0">
            <text:p>0</text:p>
          </table:table-cell>
          <table:table-cell table:style-name="ce25" table:formula="of:=SUMPRODUCT([.C84:.L84];[.$C$8:.$L$8])" office:value-type="float" office:value="0">
            <text:p>0</text:p>
          </table:table-cell>
          <table:table-cell table:formula="of:=IF(IF([.M84]&gt;200;FALSE();TRUE());[.N84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3"/>
          <table:table-cell table:style-name="ce14" table:formula="of:=SUMPRODUCT([.C85:.L85];[.$C$7:.$L$7])" office:value-type="float" office:value="0">
            <text:p>0</text:p>
          </table:table-cell>
          <table:table-cell table:style-name="ce25" table:formula="of:=SUMPRODUCT([.C85:.L85];[.$C$8:.$L$8])" office:value-type="float" office:value="0">
            <text:p>0</text:p>
          </table:table-cell>
          <table:table-cell table:formula="of:=IF(IF([.M85]&gt;200;FALSE();TRUE());[.N85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2"/>
          <table:table-cell table:style-name="ce14" table:formula="of:=SUMPRODUCT([.C86:.L86];[.$C$7:.$L$7])" office:value-type="float" office:value="0">
            <text:p>0</text:p>
          </table:table-cell>
          <table:table-cell table:style-name="ce25" table:formula="of:=SUMPRODUCT([.C86:.L86];[.$C$8:.$L$8])" office:value-type="float" office:value="0">
            <text:p>0</text:p>
          </table:table-cell>
          <table:table-cell table:formula="of:=IF(IF([.M86]&gt;200;FALSE();TRUE());[.N86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7"/>
          <table:table-cell table:style-name="ce13"/>
          <table:table-cell table:style-name="ce14"/>
          <table:table-cell table:style-name="ce14" table:formula="of:=SUMPRODUCT([.C87:.L87];[.$C$7:.$L$7])" office:value-type="float" office:value="0">
            <text:p>0</text:p>
          </table:table-cell>
          <table:table-cell table:style-name="ce25" table:formula="of:=SUMPRODUCT([.C87:.L87];[.$C$8:.$L$8])" office:value-type="float" office:value="0">
            <text:p>0</text:p>
          </table:table-cell>
          <table:table-cell table:formula="of:=IF(IF([.M87]&gt;200;FALSE();TRUE());[.N87];0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8"/>
          <table:table-cell table:style-name="ce13"/>
          <table:table-cell table:style-name="ce19" table:formula="of:=SUMPRODUCT([.C88:.L88];[.$C$7:.$L$7])" office:value-type="float" office:value="0">
            <text:p>0</text:p>
          </table:table-cell>
          <table:table-cell table:style-name="ce26" table:formula="of:=SUMPRODUCT([.C88:.L88];[.$C$8:.$L$8])" office:value-type="float" office:value="0">
            <text:p>0</text:p>
          </table:table-cell>
          <table:table-cell table:formula="of:=IF(IF([.M88]&gt;200;FALSE();TRUE());[.N88];0)" office:value-type="float" office:value="0">
            <text:p>0</text:p>
          </table:table-cell>
          <table:table-cell table:style-name="ce27" table:formula="of:=MAX([.O79:.O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V</text:p>
          </table:table-cell>
          <table:table-cell table:number-columns-repeated="10"/>
          <table:table-cell table:formula="of:=SUMPRODUCT([.C90:.L90];[.$C$7:.$L$7])" office:value-type="float" office:value="0">
            <text:p>0</text:p>
          </table:table-cell>
          <table:table-cell table:formula="of:=SUMPRODUCT([.C90:.L90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A</text:p>
          </table:table-cell>
          <table:table-cell table:number-columns-repeated="10"/>
          <table:table-cell table:formula="of:=SUMPRODUCT([.C91:.L91];[.$C$7:.$L$7])" office:value-type="float" office:value="0">
            <text:p>0</text:p>
          </table:table-cell>
          <table:table-cell table:formula="of:=SUMPRODUCT([.C91:.L91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S</text:p>
          </table:table-cell>
          <table:table-cell table:number-columns-repeated="10"/>
          <table:table-cell table:formula="of:=SUMPRODUCT([.C92:.L92];[.$C$7:.$L$7])" office:value-type="float" office:value="0">
            <text:p>0</text:p>
          </table:table-cell>
          <table:table-cell table:formula="of:=SUMPRODUCT([.C92:.L92];[.$C$8:.$L$8])" office:value-type="float" office:value="0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2"/>
          <table:table-cell table:style-name="ce18" table:number-columns-repeated="9"/>
          <table:table-cell table:style-name="ce18" table:formula="of:=SUMPRODUCT([.C95:.L95];[.$C$7:.$L$7])" office:value-type="float" office:value="0">
            <text:p>0</text:p>
          </table:table-cell>
          <table:table-cell table:style-name="ce24" table:formula="of:=SUMPRODUCT([.C95:.L95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96:.L96];[.$C$7:.$L$7])" office:value-type="float" office:value="0">
            <text:p>0</text:p>
          </table:table-cell>
          <table:table-cell table:style-name="ce25" table:formula="of:=SUMPRODUCT([.C96:.L96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97:.L97];[.$C$7:.$L$7])" office:value-type="float" office:value="0">
            <text:p>0</text:p>
          </table:table-cell>
          <table:table-cell table:style-name="ce25" table:formula="of:=SUMPRODUCT([.C97:.L97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98:.L98];[.$C$7:.$L$7])" office:value-type="float" office:value="0">
            <text:p>0</text:p>
          </table:table-cell>
          <table:table-cell table:style-name="ce25" table:formula="of:=SUMPRODUCT([.C98:.L98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99:.L99];[.$C$7:.$L$7])" office:value-type="float" office:value="0">
            <text:p>0</text:p>
          </table:table-cell>
          <table:table-cell table:style-name="ce25" table:formula="of:=SUMPRODUCT([.C99:.L99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100:.L100];[.$C$7:.$L$7])" office:value-type="float" office:value="0">
            <text:p>0</text:p>
          </table:table-cell>
          <table:table-cell table:style-name="ce25" table:formula="of:=SUMPRODUCT([.C100:.L100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101:.L101];[.$C$7:.$L$7])" office:value-type="float" office:value="0">
            <text:p>0</text:p>
          </table:table-cell>
          <table:table-cell table:style-name="ce25" table:formula="of:=SUMPRODUCT([.C101:.L101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102:.L102];[.$C$7:.$L$7])" office:value-type="float" office:value="0">
            <text:p>0</text:p>
          </table:table-cell>
          <table:table-cell table:style-name="ce25" table:formula="of:=SUMPRODUCT([.C102:.L102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103:.L103];[.$C$7:.$L$7])" office:value-type="float" office:value="0">
            <text:p>0</text:p>
          </table:table-cell>
          <table:table-cell table:style-name="ce25" table:formula="of:=SUMPRODUCT([.C103:.L103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4" table:number-columns-repeated="9"/>
          <table:table-cell table:style-name="ce14" table:formula="of:=SUMPRODUCT([.C104:.L104];[.$C$7:.$L$7])" office:value-type="float" office:value="0">
            <text:p>0</text:p>
          </table:table-cell>
          <table:table-cell table:style-name="ce25" table:formula="of:=SUMPRODUCT([.C104:.L104];[.$C$8:.$L$8]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5"/>
          <table:table-cell table:style-name="ce19" table:number-columns-repeated="9"/>
          <table:table-cell table:style-name="ce19" table:formula="of:=SUMPRODUCT([.C105:.L105];[.$C$7:.$L$7])" office:value-type="float" office:value="0">
            <text:p>0</text:p>
          </table:table-cell>
          <table:table-cell table:style-name="ce26" table:formula="of:=SUMPRODUCT([.C105:.L105];[.$C$8:.$L$8])" office:value-type="float" office:value="0">
            <text:p>0</text:p>
          </table:table-cell>
          <table:table-cell table:number-columns-repeated="1010"/>
        </table:table-row>
        <table:table-row table:style-name="ro1" table:number-rows-repeated="654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/11/2009</text:date>, <text:time>12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2T12:29:35</dc:date>
    <meta:document-statistic meta:table-count="1" meta:cell-count="927" meta:object-count="0"/>
    <meta:generator>OpenOffice.org/3.1$Linux OpenOffice.org_project/310m19$Build-9420</meta:generator>
  </office:meta>
</office:document-meta>
</file>